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shapes>
          <draw:frame draw:z-index="1" draw:id="id0" draw:style-name="a0" draw:name="Chart 1" svg:x="6.374in" svg:y="0.1469in" svg:width="6.2965in" svg:height="3.542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1">
            <text:p>Points this meeting</text:p>
          </table:table-cell>
          <table:table-cell office:value-type="string" table:style-name="ce1">
            <text:p>Current Burnup %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otal %</text:p>
          </table:table-cell>
          <table:table-cell office:value-type="string" table:style-name="ce1">
            <text:p>Total Pts</text:p>
          </table:table-cell>
          <table:table-cell table:number-columns-repeated="16378"/>
        </table:table-row>
        <table:table-row table:style-name="ro1">
          <table:table-cell office:value-type="date" office:date-value="2014-11-14T00:00:00" table:style-name="ce2">
            <text:p>11/14/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office:value-type="date" office:date-value="2014-11-17T00:00:00" table:style-name="ce2">
            <text:p>11/17/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4-11-19T00:00:00" table:style-name="ce2">
            <text:p>11/19/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4-11-21T00:00:00" table:style-name="ce2">
            <text:p>11/21/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4-11-24T00:00:00" table:style-name="ce2">
            <text:p>11/24/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4-11-26T00:00:00" table:style-name="ce2">
            <text:p>11/26/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4-11-28T00:00:00" table:style-name="ce2">
            <text:p>11/28/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4-12-01T00:00:00" table:style-name="ce2">
            <text:p>12/01/14</text:p>
          </table:table-cell>
          <table:table-cell office:value-type="float" office:value="15" table:style-name="ce1">
            <text:p>15</text:p>
          </table:table-cell>
          <table:table-cell office:value-type="float" office:value="0.46875" table:style-name="ce1">
            <text:p>0.46875</text:p>
          </table:table-cell>
          <table:table-cell office:value-type="float" office:value="0.46784999999999999" table:style-name="ce1">
            <text:p>0.46785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4-12-03T00:00:00" table:style-name="ce2">
            <text:p>12/03/14</text:p>
          </table:table-cell>
          <table:table-cell office:value-type="float" office:value="0" table:style-name="ce1">
            <text:p>0</text:p>
          </table:table-cell>
          <table:table-cell office:value-type="float" office:value="0.46875" table:style-name="ce1">
            <text:p>0.46875</text:p>
          </table:table-cell>
          <table:table-cell office:value-type="float" office:value="0.46875" table:style-name="ce1">
            <text:p>0.46875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4-12-05T00:00:00" table:style-name="ce2">
            <text:p>12/05/14</text:p>
          </table:table-cell>
          <table:table-cell office:value-type="float" office:value="0" table:style-name="ce1">
            <text:p>0</text:p>
          </table:table-cell>
          <table:table-cell office:value-type="float" office:value="0.46875" table:style-name="ce1">
            <text:p>0.46875</text:p>
          </table:table-cell>
          <table:table-cell office:value-type="float" office:value="0.46875" table:style-name="ce1">
            <text:p>0.46875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4-12-08T00:00:00" table:style-name="ce2">
            <text:p>12/08/14</text:p>
          </table:table-cell>
          <table:table-cell office:value-type="float" office:value="0" table:style-name="ce1">
            <text:p>0</text:p>
          </table:table-cell>
          <table:table-cell office:value-type="float" office:value="0.46875" table:style-name="ce1">
            <text:p>0.46875</text:p>
          </table:table-cell>
          <table:table-cell office:value-type="float" office:value="0.46875" table:style-name="ce1">
            <text:p>0.46875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4-12-10T00:00:00" table:style-name="ce2">
            <text:p>12/10/14</text:p>
          </table:table-cell>
          <table:table-cell office:value-type="float" office:value="12" table:style-name="ce1">
            <text:p>12</text:p>
          </table:table-cell>
          <table:table-cell office:value-type="float" office:value="0.84375" table:style-name="ce1">
            <text:p>0.84375</text:p>
          </table:table-cell>
          <table:table-cell office:value-type="float" office:value="0.84375" table:style-name="ce1">
            <text:p>0.84375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number-rows-repeated="3" table:style-name="ro1">
          <table:table-cell table:style-name="ce2"/>
          <table:table-cell table:number-columns-repeated="16383" table:style-name="ce1"/>
        </table:table-row>
        <table:table-row table:number-rows-repeated="9" table:style-name="ro1">
          <table:table-cell table:style-name="ce2"/>
          <table:table-cell table:number-columns-repeated="16383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10485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phraim Chu</meta:initial-creator>
    <dc:creator>Kevin</dc:creator>
    <meta:creation-date>2014-10-21T15:55:17Z</meta:creation-date>
    <dc:date>2014-12-10T06:35:13Z</dc:date>
    <meta:editing-cycles>5</meta:editing-cycles>
    <meta:editing-duration>PT4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family="chart" style:name="Plt0">
      <style:chart-properties chart:three-dimensional="false" chart:deep="false" chart:auto-position="false"/>
      <style:graphic-properties draw:fill="none" draw:stroke="solid" svg:stroke-width="0.01024in" svg:stroke-color="#b3b3b3" svg:stroke-opacity="100%" draw:stroke-linejoin="round"/>
    </style:style>
    <style:style style:family="chart" style:name="Wal0">
      <style:graphic-properties draw:fill="none" draw:stroke="solid" svg:stroke-width="0.01024in" svg:stroke-color="#b3b3b3" svg:stroke-opacity="100%" draw:stroke-linejoin="round"/>
    </style:style>
    <style:style style:family="chart" style:name="GMa0">
      <style:graphic-properties draw:fill="none" draw:stroke="solid" svg:stroke-width="0.00709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336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87401574803pt" svg:width="453.3479527559055pt" chart:style-name="Crt0">
        <chart:legend chart:legend-position="end" chart:legend-align="center" chart:style-name="Lgnd"/>
        <chart:plot-area svg:x="21.93897637795276pt" svg:y="21.05905511811024pt" svg:width="355.6324409448819pt" svg:height="231.488897637795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2:.$A$13"/>
          </chart:axis>
          <chart:series chart:values-cell-range-address="Sheet1.$D$2:.$D$13" chart:class="chart:line" chart:attached-axis="primary-y" chart:style-name="G0S0">
            <chart:data-point chart:repeated="12"/>
          </chart:series>
          <chart:series chart:values-cell-range-address="Sheet1.$E$2:.$E$13" chart:class="chart:line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